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20">
      <style:paragraph-properties fo:text-align="start" style:justify-single-word="false"/>
      <style:text-properties fo:color="#ff0000"/>
    </style:style>
    <style:style style:name="P66" style:family="paragraph" style:parent-style-name="Standard" style:list-style-name="L20">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388374808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90442422"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542027488"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036132905" text:style-name="L4">
        <text:list-item>
          <text:p text:style-name="P32">user_id (INTEGER, FK, NOT NULL)</text:p>
        </text:list-item>
        <text:list-item>
          <text:p text:style-name="P32">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163121444"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417889898"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40319530"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248784479"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5"><text:span text:style-name="T2">text2</text:span><text:span text:style-name="T3">: two smaller text areas</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2042396433"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7897104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60844508"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626184977"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844602612" text:continue-list="list1760844508"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971354609"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4">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533264456" text:continue-list="list844602612"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20241623"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790493527" text:continue-numbering="true" text:style-name="L14">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998618728" text:continue-list="list533264456"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353826957" text:style-name="L15">
        <text:list-item>
          <text:p text:style-name="P42">validation of presence of each field</text:p>
        </text:list-item>
        <text:list-item>
          <text:p text:style-name="P42">validation of numericality int &gt; 0 and presence of associated element for tag_id and <text:soft-page-break/>taggiable_id</text:p>
        </text:list-item>
        <text:list-item>
          <text:p text:style-name="P42">validation of uniqueness with scope for the triple [tag_id, taggable_id, taggable_type]</text:p>
        </text:list-item>
        <text:list-item>
          <text:p text:style-name="P42">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577009351" text:continue-list="list998618728"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629721212" text:style-name="L16">
        <text:list-item>
          <text:p text:style-name="P43">validation of presence of each field</text:p>
        </text:list-item>
        <text:list-item>
          <text:p text:style-name="P43">validation of inclusion seen in [true, false]</text:p>
        </text:list-item>
        <text:list-item>
          <text:p text:style-name="P43">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483066496" text:style-name="L17">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570956584" text:style-name="L18">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445191815" text:style-name="L19">
        <text:list-item>
          <text:p text:style-name="P58"><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text:soft-page-break/></text:p>
      <text:list xml:id="list1860569120" text:style-name="L20">
        <text:list-item>
          <text:p text:style-name="P65"><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5"><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6"><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6"><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6"><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6"><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6"><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6"><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98478525" text:style-name="L21">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983932817" text:style-name="L22">
        <text:list-item>
          <text:p text:style-name="P44">a list of active record objects representing lessons</text:p>
        </text:list-item>
        <text:list-item>
          <text:p text:style-name="P44">the extracting action who called the view</text:p>
        </text:list-item>
      </text:list>
      <text:p text:style-name="P3"/>
      <text:p text:style-name="P1"><text:span text:style-name="T17">The view is organized as follows</text:span><text:span text:style-name="T3">:</text:span></text:p>
      <text:list xml:id="list1810498873" text:style-name="L23">
        <text:list-item>
          <text:p text:style-name="P45">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5">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53379167" text:style-name="L24">
        <text:list-item>
          <text:p text:style-name="P46">preview + edit + publish + virtual classroom + destroy + copy</text:p>
        </text:list-item>
        <text:list-item>
          <text:p text:style-name="P46">preview + edit + destroy + a special color state (grey)</text:p>
        </text:list-item>
        <text:list-item>
          <text:p text:style-name="P46">preview + virtual classroom + remove + copy + like + report</text:p>
        </text:list-item>
        <text:list-item>
          <text:p text:style-name="P46">preview + like + add + report</text:p>
        </text:list-item>
        <text:list-item>
          <text:p text:style-name="P46"><text:soft-page-break/>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38984734" text:style-name="L25">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unpublish<text:span text:style-name="T1">: saves the lesson as private without asking confirm and deletes all bookmarks 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747033579" text:style-name="L26">
        <text:list-item>
          <text:p text:style-name="P47">preview + edit + destroy</text:p>
        </text:list-item>
        <text:list-item>
          <text:p text:style-name="P47">preview + add + report</text:p>
        </text:list-item>
        <text:list-item>
          <text:p text:style-name="P47">preview + edit + remove</text:p>
        </text:list-item>
      </text:list>
      <text:p text:style-name="P9"/>
      <text:p text:style-name="P4">Actions and consequences of each button for elements:</text:p>
      <text:list xml:id="list191967744" text:continue-list="list438984734" text:style-name="L25">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text:soft-page-break/>report<text:span text:style-name="T1">: opens a form to report the lesson</text:span></text:p>
        </text:list-item>
        <text:list-item>
          <text:p text:style-name="P53">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361046678" text:style-name="L27">
        <text:list-item>
          <text:p text:style-name="P48">crop and cut parts of the image</text:p>
        </text:list-item>
        <text:list-item>
          <text:p text:style-name="P48">insert text, deciding font size, color and position</text:p>
        </text:list-item>
      </text:list>
      <text:p text:style-name="P3"/>
      <text:p text:style-name="P4">Actions available in the audio editor:</text:p>
      <text:list xml:id="list669607967" text:style-name="L28">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text:soft-page-break/></text:p>
      <text:p text:style-name="P4">Actions available in the video editor:</text:p>
      <text:list xml:id="list453062090" text:style-name="L29">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487781681" text:style-name="L30">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4">2.6 – Virtual classroom</text:p>
      <text:p text:style-name="P14"/>
      <text:p text:style-name="P3">A lesson can appear in the virtual classroom only under the following conditions:</text:p>
      <text:list xml:id="list1944492845" text:style-name="L31">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text:soft-page-break/>[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ext:soft-page-break/>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text:soft-page-break/>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text:soft-page-break/>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ext:soft-page-break/>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1:31:08</dc:date>
    <dc:creator>Morgan Spa</dc:creator>
    <meta:editing-duration>PT21H53M57S</meta:editing-duration>
    <meta:editing-cycles>320</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94" meta:word-count="4858" meta:character-count="27806" meta:non-whitespace-character-count="25431"/>
  </office:meta>
</office:document-meta>
</file>